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Expectation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MSSubClas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Zonin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Frontag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Overall space is a higher factor than space at a specific spot</text:p>
          </table:table-cell>
        </table:table-row>
        <table:table-row table:style-name="ro1">
          <table:table-cell office:value-type="string" calcext:value-type="string">
            <text:p>LotAre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Sha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Type of property covers this </text:p>
          </table:table-cell>
        </table:table-row>
        <table:table-row table:style-name="ro1">
          <table:table-cell office:value-type="string" calcext:value-type="string">
            <text:p>LandContou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MSZoning covers this in more generic view</text:p>
          </table:table-cell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Confi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lo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ghborhoo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Neighborhood would be more important</text:p>
          </table:table-cell>
        </table:table-row>
        <table:table-row table:style-name="ro1">
          <table:table-cell office:value-type="string" calcext:value-type="string">
            <text:p>Conditional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Conditional is more important</text:p>
          </table:table-cell>
        </table:table-row>
        <table:table-row table:style-name="ro1">
          <table:table-cell office:value-type="string" calcext:value-type="string">
            <text:p>BldgTy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Styl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allQu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allco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Buil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RemodAd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fStyl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fMat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ior1s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ior2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VnrTy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VnrArea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Qu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Co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Qu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Co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Exposur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Exposur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FinType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FinSF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FinType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FinType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FinSF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UnfS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BsmtS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ingQ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alAi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stFlrS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ndFlrSF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owQualFinSF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rLivArea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smtFullBath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smtHalfBath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ullBath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Bat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roomAbvG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chenAbvG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chenQu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RmsAbvGr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place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placeQa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Ty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YrBl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Finis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Car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Are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Qu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Co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edDriv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DeckS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PorchS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losedPorc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snPorc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lAre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lQ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Featur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Va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old</text:p>
          </table:table-cell>
          <table:table-cell office:value-type="string" calcext:value-type="string">
            <text:p>numerical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Sold</text:p>
          </table:table-cell>
          <table:table-cell office:value-type="string" calcext:value-type="string">
            <text:p>numerical</text:p>
          </table:table-cell>
          <table:table-cell/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Type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Condition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Price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hig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9T13:40:50.342000000</dc:date>
    <meta:editing-duration>PT44S</meta:editing-duration>
    <meta:editing-cycles>1</meta:editing-cycles>
    <meta:document-statistic meta:table-count="1" meta:cell-count="330" meta:object-count="0"/>
    <meta:generator>LibreOffice/7.2.2.2$Windows_X86_64 LibreOffice_project/02b2acce88a210515b4a5bb2e46cbfb63fe97d56</meta:generator>
  </office:meta>
</office:document-meta>
</file>